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3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68838" calcext:value-type="float">
            <text:p><text:s text:c="3"/>68,838</text:p>
          </table:table-cell>
          <table:table-cell table:style-name="ce35" office:value-type="float" office:value="63270" calcext:value-type="float">
            <text:p><text:s text:c="3"/>63,270</text:p>
          </table:table-cell>
          <table:table-cell table:style-name="ce35" office:value-type="float" office:value="2316" calcext:value-type="float">
            <text:p><text:s text:c="3"/>2,316</text:p>
          </table:table-cell>
          <table:table-cell table:style-name="ce35" office:value-type="float" office:value="1966" calcext:value-type="float">
            <text:p><text:s text:c="3"/>1,966</text:p>
          </table:table-cell>
          <table:table-cell table:style-name="ce35" office:value-type="float" office:value="350" calcext:value-type="float">
            <text:p><text:s text:c="3"/>350</text:p>
          </table:table-cell>
          <table:table-cell table:style-name="ce35" office:value-type="float" office:value="3252" calcext:value-type="float">
            <text:p><text:s text:c="3"/>3,252</text:p>
          </table:table-cell>
          <table:table-cell table:style-name="ce35" office:value-type="float" office:value="2172" calcext:value-type="float">
            <text:p><text:s text:c="3"/>2,172</text:p>
          </table:table-cell>
          <table:table-cell table:style-name="ce35" office:value-type="float" office:value="1080" calcext:value-type="float">
            <text:p><text:s text:c="3"/>1,080</text:p>
          </table:table-cell>
          <table:table-cell table:style-name="ce35" office:value-type="float" office:value="67260" calcext:value-type="float">
            <text:p><text:s text:c="3"/>67,260</text:p>
          </table:table-cell>
          <table:table-cell table:style-name="ce35" office:value-type="float" office:value="61799" calcext:value-type="float">
            <text:p><text:s text:c="3"/>61,799</text:p>
          </table:table-cell>
          <table:table-cell table:style-name="ce35" office:value-type="float" office:value="2286" calcext:value-type="float">
            <text:p><text:s text:c="3"/>2,286</text:p>
          </table:table-cell>
          <table:table-cell table:style-name="ce35" office:value-type="float" office:value="1962" calcext:value-type="float">
            <text:p><text:s text:c="3"/>1,962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3175" calcext:value-type="float">
            <text:p><text:s text:c="3"/>3,175</text:p>
          </table:table-cell>
          <table:table-cell table:style-name="ce35" office:value-type="float" office:value="2128" calcext:value-type="float">
            <text:p><text:s text:c="3"/>2,128</text:p>
          </table:table-cell>
          <table:table-cell table:style-name="ce35" office:value-type="float" office:value="1047" calcext:value-type="float">
            <text:p><text:s text:c="3"/>1,047</text:p>
          </table:table-cell>
          <table:table-cell table:style-name="ce35" office:value-type="float" office:value="1578" calcext:value-type="float">
            <text:p><text:s text:c="3"/>1,578</text:p>
          </table:table-cell>
          <table:table-cell table:style-name="ce35" office:value-type="float" office:value="1471" calcext:value-type="float">
            <text:p><text:s text:c="3"/>1,471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4112" calcext:value-type="float">
            <text:p><text:s text:c="3"/>34,112</text:p>
          </table:table-cell>
          <table:table-cell table:style-name="ce36" office:value-type="float" office:value="32323" calcext:value-type="float">
            <text:p><text:s text:c="3"/>32,32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1226" calcext:value-type="float">
            <text:p><text:s text:c="3"/>1,226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839" calcext:value-type="float">
            <text:p><text:s text:c="3"/>839</text:p>
          </table:table-cell>
          <table:table-cell table:style-name="ce36" office:value-type="float" office:value="33630" calcext:value-type="float">
            <text:p><text:s text:c="3"/>33,630</text:p>
          </table:table-cell>
          <table:table-cell table:style-name="ce36" office:value-type="float" office:value="31889" calcext:value-type="float">
            <text:p><text:s text:c="3"/>31,889</text:p>
          </table:table-cell>
          <table:table-cell table:style-name="ce36" office:value-type="float" office:value="551" calcext:value-type="float">
            <text:p><text:s text:c="3"/>551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190" calcext:value-type="float">
            <text:p><text:s text:c="3"/>1,190</text:p>
          </table:table-cell>
          <table:table-cell table:style-name="ce36" office:value-type="float" office:value="373" calcext:value-type="float">
            <text:p><text:s text:c="3"/>373</text:p>
          </table:table-cell>
          <table:table-cell table:style-name="ce36" office:value-type="float" office:value="817" calcext:value-type="float">
            <text:p><text:s text:c="3"/>817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34726" calcext:value-type="float">
            <text:p><text:s text:c="3"/>34,726</text:p>
          </table:table-cell>
          <table:table-cell table:style-name="ce36" office:value-type="float" office:value="30947" calcext:value-type="float">
            <text:p><text:s text:c="3"/>30,947</text:p>
          </table:table-cell>
          <table:table-cell table:style-name="ce36" office:value-type="float" office:value="1753" calcext:value-type="float">
            <text:p><text:s text:c="3"/>1,753</text:p>
          </table:table-cell>
          <table:table-cell table:style-name="ce36" office:value-type="float" office:value="1553" calcext:value-type="float">
            <text:p><text:s text:c="3"/>1,553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026" calcext:value-type="float">
            <text:p><text:s text:c="3"/>2,026</text:p>
          </table:table-cell>
          <table:table-cell table:style-name="ce36" office:value-type="float" office:value="1785" calcext:value-type="float">
            <text:p><text:s text:c="3"/>1,785</text:p>
          </table:table-cell>
          <table:table-cell table:style-name="ce36" office:value-type="float" office:value="241" calcext:value-type="float">
            <text:p><text:s text:c="3"/>241</text:p>
          </table:table-cell>
          <table:table-cell table:style-name="ce36" office:value-type="float" office:value="33630" calcext:value-type="float">
            <text:p><text:s text:c="3"/>33,630</text:p>
          </table:table-cell>
          <table:table-cell table:style-name="ce36" office:value-type="float" office:value="29910" calcext:value-type="float">
            <text:p><text:s text:c="3"/>29,910</text:p>
          </table:table-cell>
          <table:table-cell table:style-name="ce36" office:value-type="float" office:value="1735" calcext:value-type="float">
            <text:p><text:s text:c="3"/>1,735</text:p>
          </table:table-cell>
          <table:table-cell table:style-name="ce36" office:value-type="float" office:value="1549" calcext:value-type="float">
            <text:p><text:s text:c="3"/>1,549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985" calcext:value-type="float">
            <text:p><text:s text:c="3"/>1,985</text:p>
          </table:table-cell>
          <table:table-cell table:style-name="ce36" office:value-type="float" office:value="1755" calcext:value-type="float">
            <text:p><text:s text:c="3"/>1,755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1096" calcext:value-type="float">
            <text:p><text:s text:c="3"/>1,096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3.7816895477133" calcext:value-type="float">
            <text:p>3.78</text:p>
          </table:table-cell>
          <table:table-cell table:style-name="ce39" office:value-type="float" office:value="5.05413499193734" calcext:value-type="float">
            <text:p>5.05</text:p>
          </table:table-cell>
          <table:table-cell table:style-name="ce39" office:value-type="float" office:value="-18.4696569920844" calcext:value-type="float">
            <text:p>–18.47</text:p>
          </table:table-cell>
          <table:table-cell table:style-name="ce39" office:value-type="float" office:value="-7.63358778625954" calcext:value-type="float">
            <text:p>–7.63</text:p>
          </table:table-cell>
          <table:table-cell table:style-name="ce39" office:value-type="float" office:value="-42.7350427350427" calcext:value-type="float">
            <text:p>–42.74</text:p>
          </table:table-cell>
          <table:table-cell table:style-name="ce39" office:value-type="float" office:value="-4.59859703819174" calcext:value-type="float">
            <text:p>–4.60</text:p>
          </table:table-cell>
          <table:table-cell table:style-name="ce39" office:value-type="float" office:value="1.63934426229508" calcext:value-type="float">
            <text:p>1.64</text:p>
          </table:table-cell>
          <table:table-cell table:style-name="ce39" office:value-type="float" office:value="-17.016317016317" calcext:value-type="float">
            <text:p>–17.02</text:p>
          </table:table-cell>
          <table:table-cell table:style-name="ce39" office:value-type="float" office:value="3.78205681720059" calcext:value-type="float">
            <text:p>3.78</text:p>
          </table:table-cell>
          <table:table-cell table:style-name="ce39" office:value-type="float" office:value="4.98348277489382" calcext:value-type="float">
            <text:p>4.98</text:p>
          </table:table-cell>
          <table:table-cell table:style-name="ce39" office:value-type="float" office:value="-17.2176308539945" calcext:value-type="float">
            <text:p>–17.22</text:p>
          </table:table-cell>
          <table:table-cell table:style-name="ce39" office:value-type="float" office:value="-8.3969465648855" calcext:value-type="float">
            <text:p>–8.40</text:p>
          </table:table-cell>
          <table:table-cell table:style-name="ce39" office:value-type="float" office:value="-40.0990099009901" calcext:value-type="float">
            <text:p>–40.10</text:p>
          </table:table-cell>
          <table:table-cell table:style-name="ce39" office:value-type="float" office:value="-4.41412520064205" calcext:value-type="float">
            <text:p>–4.41</text:p>
          </table:table-cell>
          <table:table-cell table:style-name="ce39" office:value-type="float" office:value="1.194743130227" calcext:value-type="float">
            <text:p>1.19</text:p>
          </table:table-cell>
          <table:table-cell table:style-name="ce39" office:value-type="float" office:value="-15.8924205378973" calcext:value-type="float">
            <text:p>–15.89</text:p>
          </table:table-cell>
          <table:table-cell table:style-name="ce39" office:value-type="float" office:value="3.76712328767123" calcext:value-type="float">
            <text:p>3.77</text:p>
          </table:table-cell>
          <table:table-cell table:style-name="ce39" office:value-type="float" office:value="7.96116504854369" calcext:value-type="float">
            <text:p>7.96</text:p>
          </table:table-cell>
          <table:table-cell table:style-name="ce39" office:value-type="float" office:value="-46.875" calcext:value-type="float">
            <text:p>–46.88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59.375" calcext:value-type="float">
            <text:p>–59.38</text:p>
          </table:table-cell>
          <table:table-cell table:style-name="ce39" office:value-type="float" office:value="-10.8108108108108" calcext:value-type="float">
            <text:p>–10.81</text:p>
          </table:table-cell>
          <table:table-cell table:style-name="ce39" office:value-type="float" office:value="23.5294117647059" calcext:value-type="float">
            <text:p>23.53</text:p>
          </table:table-cell>
          <table:table-cell table:style-name="ce39" office:value-type="float" office:value="-40" calcext:value-type="float">
            <text:p>–4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3.87590310242244" calcext:value-type="float">
            <text:p>3.88</text:p>
          </table:table-cell>
          <table:table-cell table:style-name="ce40" office:value-type="float" office:value="5.12890094979647" calcext:value-type="float">
            <text:p>5.13</text:p>
          </table:table-cell>
          <table:table-cell table:style-name="ce40" office:value-type="float" office:value="-23.4741784037559" calcext:value-type="float">
            <text:p>–23.47</text:p>
          </table:table-cell>
          <table:table-cell table:style-name="ce40" office:value-type="float" office:value="10.1010101010101" calcext:value-type="float">
            <text:p>10.10</text:p>
          </table:table-cell>
          <table:table-cell table:style-name="ce40" office:value-type="float" office:value="-52.6315789473684" calcext:value-type="float">
            <text:p>–52.63</text:p>
          </table:table-cell>
          <table:table-cell table:style-name="ce40" office:value-type="float" office:value="-12.2736418511066" calcext:value-type="float">
            <text:p>–12.27</text:p>
          </table:table-cell>
          <table:table-cell table:style-name="ce40" office:value-type="float" office:value="13.8888888888889" calcext:value-type="float">
            <text:p>13.89</text:p>
          </table:table-cell>
          <table:table-cell table:style-name="ce40" office:value-type="float" office:value="-22.9461756373938" calcext:value-type="float">
            <text:p>–22.95</text:p>
          </table:table-cell>
          <table:table-cell table:style-name="ce40" office:value-type="float" office:value="3.78205681720059" calcext:value-type="float">
            <text:p>3.78</text:p>
          </table:table-cell>
          <table:table-cell table:style-name="ce40" office:value-type="float" office:value="4.88721804511278" calcext:value-type="float">
            <text:p>4.89</text:p>
          </table:table-cell>
          <table:table-cell table:style-name="ce40" office:value-type="float" office:value="-18.8775510204082" calcext:value-type="float">
            <text:p>–18.88</text:p>
          </table:table-cell>
          <table:table-cell table:style-name="ce40" office:value-type="float" office:value="10.1010101010101" calcext:value-type="float">
            <text:p>10.10</text:p>
          </table:table-cell>
          <table:table-cell table:style-name="ce40" office:value-type="float" office:value="-48.4536082474227" calcext:value-type="float">
            <text:p>–48.45</text:p>
          </table:table-cell>
          <table:table-cell table:style-name="ce40" office:value-type="float" office:value="-12.1085594989562" calcext:value-type="float">
            <text:p>–12.11</text:p>
          </table:table-cell>
          <table:table-cell table:style-name="ce40" office:value-type="float" office:value="12.1428571428571" calcext:value-type="float">
            <text:p>12.14</text:p>
          </table:table-cell>
          <table:table-cell table:style-name="ce40" office:value-type="float" office:value="-22.1238938053097" calcext:value-type="float">
            <text:p>–22.12</text:p>
          </table:table-cell>
          <table:table-cell table:style-name="ce40" office:value-type="float" office:value="9.78260869565217" calcext:value-type="float">
            <text:p>9.78</text:p>
          </table:table-cell>
          <table:table-cell table:style-name="ce40" office:value-type="float" office:value="22.8187919463087" calcext:value-type="float">
            <text:p>22.82</text:p>
          </table:table-cell>
          <table:table-cell table:style-name="ce40" office:value-type="float" office:value="-76.4705882352941" calcext:value-type="float">
            <text:p>–76.47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76.4705882352941" calcext:value-type="float">
            <text:p>–76.47</text:p>
          </table:table-cell>
          <table:table-cell table:style-name="ce40" office:value-type="float" office:value="-16.6666666666667" calcext:value-type="float">
            <text:p>–16.67</text:p>
          </table:table-cell>
          <table:table-cell table:style-name="ce40" office:value-type="float" office:value="75" calcext:value-type="float">
            <text:p>75.00</text:p>
          </table:table-cell>
          <table:table-cell table:style-name="ce73" office:value-type="float" office:value="-42.8571428571429" calcext:value-type="float">
            <text:p>–42.86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3.68917452633336" calcext:value-type="float">
            <text:p>3.69</text:p>
          </table:table-cell>
          <table:table-cell table:style-name="ce41" office:value-type="float" office:value="4.97652582159624" calcext:value-type="float">
            <text:p>4.98</text:p>
          </table:table-cell>
          <table:table-cell table:style-name="ce41" office:value-type="float" office:value="-16.5137614678899" calcext:value-type="float">
            <text:p>–16.51</text:p>
          </table:table-cell>
          <table:table-cell table:style-name="ce41" office:value-type="float" office:value="-11.7647058823529" calcext:value-type="float">
            <text:p>–11.76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0.254452926208651" calcext:value-type="float">
            <text:p>0.25</text:p>
          </table:table-cell>
          <table:table-cell table:style-name="ce41" office:value-type="float" office:value="-0.845070422535211" calcext:value-type="float">
            <text:p>–0.85</text:p>
          </table:table-cell>
          <table:table-cell table:style-name="ce41" office:value-type="float" office:value="10.5263157894737" calcext:value-type="float">
            <text:p>10.53</text:p>
          </table:table-cell>
          <table:table-cell table:style-name="ce41" office:value-type="float" office:value="3.78205681720059" calcext:value-type="float">
            <text:p>3.78</text:p>
          </table:table-cell>
          <table:table-cell table:style-name="ce41" office:value-type="float" office:value="5.08556981719175" calcext:value-type="float">
            <text:p>5.09</text:p>
          </table:table-cell>
          <table:table-cell table:style-name="ce41" office:value-type="float" office:value="-16.6037735849057" calcext:value-type="float">
            <text:p>–16.60</text:p>
          </table:table-cell>
          <table:table-cell table:style-name="ce41" office:value-type="float" office:value="-12.7058823529412" calcext:value-type="float">
            <text:p>–12.71</text:p>
          </table:table-cell>
          <table:table-cell table:style-name="ce41" office:value-type="float" office:value="-32.3809523809524" calcext:value-type="float">
            <text:p>–32.38</text:p>
          </table:table-cell>
          <table:table-cell table:style-name="ce41" office:value-type="float" office:value="0.391134289439374" calcext:value-type="float">
            <text:p>0.39</text:p>
          </table:table-cell>
          <table:table-cell table:style-name="ce41" office:value-type="float" office:value="-1.00430416068867" calcext:value-type="float">
            <text:p>–1.00</text:p>
          </table:table-cell>
          <table:table-cell table:style-name="ce41" office:value-type="float" office:value="14.2857142857143" calcext:value-type="float">
            <text:p>14.29</text:p>
          </table:table-cell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.91256830601093" calcext:value-type="float">
            <text:p>1.91</text:p>
          </table:table-cell>
          <table:table-cell table:style-name="ce41" office:value-type="float" office:value="-13.3333333333333" calcext:value-type="float">
            <text:p>–13.33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float" office:value="-5.26315789473684" calcext:value-type="float">
            <text:p>–5.26</text:p>
          </table:table-cell>
          <table:table-cell table:style-name="ce41" office:value-type="float" office:value="7.69230769230769" calcext:value-type="float">
            <text:p>7.69</text:p>
          </table:table-cell>
          <table:table-cell table:style-name="ce41" office:value-type="float" office:value="-33.3333333333333" calcext:value-type="float">
            <text:p>–33.33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51.1716353821617" calcext:value-type="float">
            <text:p>51.17</text:p>
          </table:table-cell>
          <table:table-cell table:style-name="ce42" office:value-type="float" office:value="56.3708681936634" calcext:value-type="float">
            <text:p>56.37</text:p>
          </table:table-cell>
          <table:table-cell table:style-name="ce42" office:value-type="float" office:value="-27.803738317757" calcext:value-type="float">
            <text:p>–27.80</text:p>
          </table:table-cell>
          <table:table-cell table:style-name="ce42" office:value-type="float" office:value="-36.231884057971" calcext:value-type="float">
            <text:p>–36.23</text:p>
          </table:table-cell>
          <table:table-cell table:style-name="ce42" office:value-type="float" office:value="38.1443298969072" calcext:value-type="float">
            <text:p>38.14</text:p>
          </table:table-cell>
          <table:table-cell table:style-name="ce42" office:value-type="float" office:value="41.6666666666667" calcext:value-type="float">
            <text:p>41.67</text:p>
          </table:table-cell>
          <table:table-cell table:style-name="ce42" office:value-type="float" office:value="67.2447013487476" calcext:value-type="float">
            <text:p>67.24</text:p>
          </table:table-cell>
          <table:table-cell table:style-name="ce42" office:value-type="float" office:value="3.18840579710145" calcext:value-type="float">
            <text:p>3.19</text:p>
          </table:table-cell>
          <table:table-cell table:style-name="ce42" office:value-type="float" office:value="51.3156238197155" calcext:value-type="float">
            <text:p>51.32</text:p>
          </table:table-cell>
          <table:table-cell table:style-name="ce42" office:value-type="float" office:value="56.8055261859449" calcext:value-type="float">
            <text:p>56.81</text:p>
          </table:table-cell>
          <table:table-cell table:style-name="ce42" office:value-type="float" office:value="-29.5427901524033" calcext:value-type="float">
            <text:p>–29.54</text:p>
          </table:table-cell>
          <table:table-cell table:style-name="ce42" office:value-type="float" office:value="-36.7588932806324" calcext:value-type="float">
            <text:p>–36.76</text:p>
          </table:table-cell>
          <table:table-cell table:style-name="ce42" office:value-type="float" office:value="28.7234042553192" calcext:value-type="float">
            <text:p>28.72</text:p>
          </table:table-cell>
          <table:table-cell table:style-name="ce42" office:value-type="float" office:value="40.7801418439716" calcext:value-type="float">
            <text:p>40.78</text:p>
          </table:table-cell>
          <table:table-cell table:style-name="ce42" office:value-type="float" office:value="66.078431372549" calcext:value-type="float">
            <text:p>66.08</text:p>
          </table:table-cell>
          <table:table-cell table:style-name="ce42" office:value-type="float" office:value="2.38095238095238" calcext:value-type="float">
            <text:p>2.38</text:p>
          </table:table-cell>
          <table:table-cell table:style-name="ce42" office:value-type="float" office:value="45.6730769230769" calcext:value-type="float">
            <text:p>45.67</text:p>
          </table:table-cell>
          <table:table-cell table:style-name="ce42" office:value-type="float" office:value="40.7594936708861" calcext:value-type="float">
            <text:p>40.76</text:p>
          </table:table-cell>
          <table:table-cell table:style-name="ce42" office:value-type="float" office:value="466.666666666667" calcext:value-type="float">
            <text:p>466.6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333.333333333333" calcext:value-type="float">
            <text:p>333.33</text:p>
          </table:table-cell>
          <table:table-cell table:style-name="ce42" office:value-type="float" office:value="83.3333333333333" calcext:value-type="float">
            <text:p>83.33</text:p>
          </table:table-cell>
          <table:table-cell table:style-name="ce42" office:value-type="float" office:value="133.333333333333" calcext:value-type="float">
            <text:p>133.33</text:p>
          </table:table-cell>
          <table:table-cell table:style-name="ce42" office:value-type="float" office:value="33.3333333333333" calcext:value-type="float">
            <text:p>33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51.568894952251" calcext:value-type="float">
            <text:p>51.57</text:p>
          </table:table-cell>
          <table:table-cell table:style-name="ce43" office:value-type="float" office:value="55.1876084924556" calcext:value-type="float">
            <text:p>55.19</text:p>
          </table:table-cell>
          <table:table-cell table:style-name="ce43" office:value-type="float" office:value="-22.3809523809524" calcext:value-type="float">
            <text:p>–22.38</text:p>
          </table:table-cell>
          <table:table-cell table:style-name="ce43" office:value-type="float" office:value="-31.4465408805031" calcext:value-type="float">
            <text:p>–31.45</text:p>
          </table:table-cell>
          <table:table-cell table:style-name="ce43" office:value-type="float" office:value="5.88235294117647" calcext:value-type="float">
            <text:p>5.88</text:p>
          </table:table-cell>
          <table:table-cell table:style-name="ce43" office:value-type="float" office:value="19.7802197802198" calcext:value-type="float">
            <text:p>19.78</text:p>
          </table:table-cell>
          <table:table-cell table:style-name="ce43" office:value-type="float" office:value="90.6976744186047" calcext:value-type="float">
            <text:p>90.70</text:p>
          </table:table-cell>
          <table:table-cell table:style-name="ce43" office:value-type="float" office:value="-2.15827338129496" calcext:value-type="float">
            <text:p>–2.16</text:p>
          </table:table-cell>
          <table:table-cell table:style-name="ce43" office:value-type="float" office:value="51.3156238197155" calcext:value-type="float">
            <text:p>51.32</text:p>
          </table:table-cell>
          <table:table-cell table:style-name="ce43" office:value-type="float" office:value="55.0420168067227" calcext:value-type="float">
            <text:p>55.04</text:p>
          </table:table-cell>
          <table:table-cell table:style-name="ce43" office:value-type="float" office:value="-23.5576923076923" calcext:value-type="float">
            <text:p>–23.56</text:p>
          </table:table-cell>
          <table:table-cell table:style-name="ce43" office:value-type="float" office:value="-31.4465408805031" calcext:value-type="float">
            <text:p>–31.45</text:p>
          </table:table-cell>
          <table:table-cell table:style-name="ce43" office:value-type="float" office:value="2.04081632653061" calcext:value-type="float">
            <text:p>2.04</text:p>
          </table:table-cell>
          <table:table-cell table:style-name="ce43" office:value-type="float" office:value="17.9271708683473" calcext:value-type="float">
            <text:p>17.93</text:p>
          </table:table-cell>
          <table:table-cell table:style-name="ce43" office:value-type="float" office:value="86.9047619047619" calcext:value-type="float">
            <text:p>86.90</text:p>
          </table:table-cell>
          <table:table-cell table:style-name="ce43" office:value-type="float" office:value="-3.2967032967033" calcext:value-type="float">
            <text:p>–3.30</text:p>
          </table:table-cell>
          <table:table-cell table:style-name="ce43" office:value-type="float" office:value="68.3333333333333" calcext:value-type="float">
            <text:p>68.33</text:p>
          </table:table-cell>
          <table:table-cell table:style-name="ce43" office:value-type="float" office:value="64.8648648648649" calcext:value-type="float">
            <text:p>64.86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114.285714285714" calcext:value-type="float">
            <text:p>114.29</text:p>
          </table:table-cell>
          <table:table-cell table:style-name="ce43" office:value-type="float" office:value="250" calcext:value-type="float">
            <text:p>250.00</text:p>
          </table:table-cell>
          <table:table-cell table:style-name="ce74" office:value-type="float" office:value="60" calcext:value-type="float">
            <text:p>6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50.7828619978153" calcext:value-type="float">
            <text:p>50.78</text:p>
          </table:table-cell>
          <table:table-cell table:style-name="ce41" office:value-type="float" office:value="57.6201889186522" calcext:value-type="float">
            <text:p>57.62</text:p>
          </table:table-cell>
          <table:table-cell table:style-name="ce41" office:value-type="float" office:value="-29.5665634674923" calcext:value-type="float">
            <text:p>–29.57</text:p>
          </table:table-cell>
          <table:table-cell table:style-name="ce41" office:value-type="float" office:value="-37.5" calcext:value-type="float">
            <text:p>–37.50</text:p>
          </table:table-cell>
          <table:table-cell table:style-name="ce41" office:value-type="float" office:value="73.9130434782609" calcext:value-type="float">
            <text:p>73.91</text:p>
          </table:table-cell>
          <table:table-cell table:style-name="ce41" office:value-type="float" office:value="57.6" calcext:value-type="float">
            <text:p>57.60</text:p>
          </table:table-cell>
          <table:table-cell table:style-name="ce41" office:value-type="float" office:value="62.5866050808314" calcext:value-type="float">
            <text:p>62.59</text:p>
          </table:table-cell>
          <table:table-cell table:style-name="ce41" office:value-type="float" office:value="25.3731343283582" calcext:value-type="float">
            <text:p>25.37</text:p>
          </table:table-cell>
          <table:table-cell table:style-name="ce41" office:value-type="float" office:value="51.3156238197155" calcext:value-type="float">
            <text:p>51.32</text:p>
          </table:table-cell>
          <table:table-cell table:style-name="ce41" office:value-type="float" office:value="58.716404758408" calcext:value-type="float">
            <text:p>58.72</text:p>
          </table:table-cell>
          <table:table-cell table:style-name="ce41" office:value-type="float" office:value="-31.4728682170543" calcext:value-type="float">
            <text:p>–31.47</text:p>
          </table:table-cell>
          <table:table-cell table:style-name="ce41" office:value-type="float" office:value="-38.1666666666667" calcext:value-type="float">
            <text:p>–38.17</text:p>
          </table:table-cell>
          <table:table-cell table:style-name="ce41" office:value-type="float" office:value="57.7777777777778" calcext:value-type="float">
            <text:p>57.78</text:p>
          </table:table-cell>
          <table:table-cell table:style-name="ce41" office:value-type="float" office:value="57.4642126789366" calcext:value-type="float">
            <text:p>57.46</text:p>
          </table:table-cell>
          <table:table-cell table:style-name="ce41" office:value-type="float" office:value="61.9718309859155" calcext:value-type="float">
            <text:p>61.97</text:p>
          </table:table-cell>
          <table:table-cell table:style-name="ce41" office:value-type="float" office:value="26.984126984127" calcext:value-type="float">
            <text:p>26.98</text:p>
          </table:table-cell>
          <table:table-cell table:style-name="ce41" office:value-type="float" office:value="36.4864864864865" calcext:value-type="float">
            <text:p>36.49</text:p>
          </table:table-cell>
          <table:table-cell table:style-name="ce41" office:value-type="float" office:value="31.3380281690141" calcext:value-type="float">
            <text:p>31.34</text:p>
          </table:table-cell>
          <table:table-cell table:style-name="ce41" office:value-type="float" office:value="1200" calcext:value-type="float">
            <text:p>1,2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800" calcext:value-type="float">
            <text:p>800.00</text:p>
          </table:table-cell>
          <table:table-cell table:style-name="ce41" office:value-type="float" office:value="63.6363636363636" calcext:value-type="float">
            <text:p>63.64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3月份" calcext:value-type="string">
              <text:p><text:s/>中華民國113年3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4644" calcext:value-type="float">
            <text:p><text:s text:c="3"/>24,644</text:p>
          </table:table-cell>
          <table:table-cell table:style-name="ce98" office:value-type="float" office:value="22802" calcext:value-type="float">
            <text:p><text:s text:c="3"/>22,802</text:p>
          </table:table-cell>
          <table:table-cell table:style-name="ce98" office:value-type="float" office:value="618" calcext:value-type="float">
            <text:p><text:s text:c="3"/>618</text:p>
          </table:table-cell>
          <table:table-cell table:style-name="ce98" office:value-type="float" office:value="484" calcext:value-type="float">
            <text:p><text:s text:c="3"/>484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24" calcext:value-type="float">
            <text:p><text:s text:c="3"/>1,224</text:p>
          </table:table-cell>
          <table:table-cell table:style-name="ce98" office:value-type="float" office:value="868" calcext:value-type="float">
            <text:p><text:s text:c="3"/>868</text:p>
          </table:table-cell>
          <table:table-cell table:style-name="ce98" office:value-type="float" office:value="356" calcext:value-type="float">
            <text:p><text:s text:c="3"/>356</text:p>
          </table:table-cell>
          <table:table-cell table:style-name="ce98" office:value-type="float" office:value="24038" calcext:value-type="float">
            <text:p><text:s text:c="3"/>24,038</text:p>
          </table:table-cell>
          <table:table-cell table:style-name="ce98" office:value-type="float" office:value="22246" calcext:value-type="float">
            <text:p><text:s text:c="3"/>22,246</text:p>
          </table:table-cell>
          <table:table-cell table:style-name="ce98" office:value-type="float" office:value="601" calcext:value-type="float">
            <text:p><text:s text:c="3"/>601</text:p>
          </table:table-cell>
          <table:table-cell table:style-name="ce98" office:value-type="float" office:value="480" calcext:value-type="float">
            <text:p><text:s text:c="3"/>480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1191" calcext:value-type="float">
            <text:p><text:s text:c="3"/>1,191</text:p>
          </table:table-cell>
          <table:table-cell table:style-name="ce98" office:value-type="float" office:value="847" calcext:value-type="float">
            <text:p><text:s text:c="3"/>847</text:p>
          </table:table-cell>
          <table:table-cell table:style-name="ce98" office:value-type="float" office:value="344" calcext:value-type="float">
            <text:p><text:s text:c="3"/>344</text:p>
          </table:table-cell>
          <table:table-cell table:style-name="ce98" office:value-type="float" office:value="606" calcext:value-type="float">
            <text:p><text:s text:c="3"/>606</text:p>
          </table:table-cell>
          <table:table-cell table:style-name="ce98" office:value-type="float" office:value="556" calcext:value-type="float">
            <text:p><text:s text:c="3"/>556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221" calcext:value-type="float">
            <text:p><text:s text:c="3"/>12,221</text:p>
          </table:table-cell>
          <table:table-cell table:style-name="ce99" office:value-type="float" office:value="11622" calcext:value-type="float">
            <text:p><text:s text:c="3"/>11,622</text:p>
          </table:table-cell>
          <table:table-cell table:style-name="ce99" office:value-type="float" office:value="163" calcext:value-type="float">
            <text:p><text:s text:c="3"/>163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436" calcext:value-type="float">
            <text:p><text:s text:c="3"/>436</text:p>
          </table:table-cell>
          <table:table-cell table:style-name="ce99" office:value-type="float" office:value="164" calcext:value-type="float">
            <text:p><text:s text:c="3"/>164</text:p>
          </table:table-cell>
          <table:table-cell table:style-name="ce99" office:value-type="float" office:value="272" calcext:value-type="float">
            <text:p><text:s text:c="3"/>272</text:p>
          </table:table-cell>
          <table:table-cell table:style-name="ce99" office:value-type="float" office:value="12019" calcext:value-type="float">
            <text:p><text:s text:c="3"/>12,019</text:p>
          </table:table-cell>
          <table:table-cell table:style-name="ce99" office:value-type="float" office:value="11439" calcext:value-type="float">
            <text:p><text:s text:c="3"/>11,439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421" calcext:value-type="float">
            <text:p><text:s text:c="3"/>421</text:p>
          </table:table-cell>
          <table:table-cell table:style-name="ce99" office:value-type="float" office:value="157" calcext:value-type="float">
            <text:p><text:s text:c="3"/>157</text:p>
          </table:table-cell>
          <table:table-cell table:style-name="ce99" office:value-type="float" office:value="264" calcext:value-type="float">
            <text:p><text:s text:c="3"/>264</text:p>
          </table:table-cell>
          <table:table-cell table:style-name="ce99" office:value-type="float" office:value="202" calcext:value-type="float">
            <text:p><text:s text:c="3"/>202</text:p>
          </table:table-cell>
          <table:table-cell table:style-name="ce99" office:value-type="float" office:value="183" calcext:value-type="float">
            <text:p><text:s text:c="3"/>18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423" calcext:value-type="float">
            <text:p><text:s text:c="3"/>12,423</text:p>
          </table:table-cell>
          <table:table-cell table:style-name="ce100" office:value-type="float" office:value="11180" calcext:value-type="float">
            <text:p><text:s text:c="3"/>11,180</text:p>
          </table:table-cell>
          <table:table-cell table:style-name="ce100" office:value-type="float" office:value="455" calcext:value-type="float">
            <text:p><text:s text:c="3"/>455</text:p>
          </table:table-cell>
          <table:table-cell table:style-name="ce100" office:value-type="float" office:value="375" calcext:value-type="float">
            <text:p><text:s text:c="3"/>375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88" calcext:value-type="float">
            <text:p><text:s text:c="3"/>788</text:p>
          </table:table-cell>
          <table:table-cell table:style-name="ce100" office:value-type="float" office:value="704" calcext:value-type="float">
            <text:p><text:s text:c="3"/>704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2019" calcext:value-type="float">
            <text:p><text:s text:c="3"/>12,019</text:p>
          </table:table-cell>
          <table:table-cell table:style-name="ce100" office:value-type="float" office:value="10807" calcext:value-type="float">
            <text:p><text:s text:c="3"/>10,807</text:p>
          </table:table-cell>
          <table:table-cell table:style-name="ce100" office:value-type="float" office:value="442" calcext:value-type="float">
            <text:p><text:s text:c="3"/>442</text:p>
          </table:table-cell>
          <table:table-cell table:style-name="ce100" office:value-type="float" office:value="371" calcext:value-type="float">
            <text:p><text:s text:c="3"/>371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770" calcext:value-type="float">
            <text:p><text:s text:c="3"/>770</text:p>
          </table:table-cell>
          <table:table-cell table:style-name="ce100" office:value-type="float" office:value="690" calcext:value-type="float">
            <text:p><text:s text:c="3"/>690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404" calcext:value-type="float">
            <text:p><text:s text:c="3"/>404</text:p>
          </table:table-cell>
          <table:table-cell table:style-name="ce100" office:value-type="float" office:value="373" calcext:value-type="float">
            <text:p><text:s text:c="3"/>37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354" calcext:value-type="float">
            <text:p><text:s text:c="3"/>4,354</text:p>
          </table:table-cell>
          <table:table-cell table:style-name="ce98" office:value-type="float" office:value="3977" calcext:value-type="float">
            <text:p><text:s text:c="3"/>3,977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220" calcext:value-type="float">
            <text:p><text:s text:c="3"/>220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4250" calcext:value-type="float">
            <text:p><text:s text:c="3"/>4,250</text:p>
          </table:table-cell>
          <table:table-cell table:style-name="ce98" office:value-type="float" office:value="3882" calcext:value-type="float">
            <text:p><text:s text:c="3"/>3,882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15" calcext:value-type="float">
            <text:p><text:s text:c="3"/>215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173" calcext:value-type="float">
            <text:p><text:s text:c="3"/>2,173</text:p>
          </table:table-cell>
          <table:table-cell table:style-name="ce99" office:value-type="float" office:value="2039" calcext:value-type="float">
            <text:p><text:s text:c="3"/>2,039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125" calcext:value-type="float">
            <text:p><text:s text:c="3"/>2,125</text:p>
          </table:table-cell>
          <table:table-cell table:style-name="ce99" office:value-type="float" office:value="1997" calcext:value-type="float">
            <text:p><text:s text:c="3"/>1,99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181" calcext:value-type="float">
            <text:p><text:s text:c="3"/>2,181</text:p>
          </table:table-cell>
          <table:table-cell table:style-name="ce100" office:value-type="float" office:value="1938" calcext:value-type="float">
            <text:p><text:s text:c="3"/>1,938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25" calcext:value-type="float">
            <text:p><text:s text:c="3"/>2,125</text:p>
          </table:table-cell>
          <table:table-cell table:style-name="ce100" office:value-type="float" office:value="1885" calcext:value-type="float">
            <text:p><text:s text:c="3"/>1,885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720" calcext:value-type="float">
            <text:p><text:s text:c="3"/>2,720</text:p>
          </table:table-cell>
          <table:table-cell table:style-name="ce98" office:value-type="float" office:value="2482" calcext:value-type="float">
            <text:p><text:s text:c="3"/>2,482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2628" calcext:value-type="float">
            <text:p><text:s text:c="3"/>2,628</text:p>
          </table:table-cell>
          <table:table-cell table:style-name="ce98" office:value-type="float" office:value="2400" calcext:value-type="float">
            <text:p><text:s text:c="3"/>2,400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50" calcext:value-type="float">
            <text:p><text:s text:c="3"/>1,350</text:p>
          </table:table-cell>
          <table:table-cell table:style-name="ce99" office:value-type="float" office:value="1247" calcext:value-type="float">
            <text:p><text:s text:c="3"/>1,24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1314" calcext:value-type="float">
            <text:p><text:s text:c="3"/>1,314</text:p>
          </table:table-cell>
          <table:table-cell table:style-name="ce99" office:value-type="float" office:value="1214" calcext:value-type="float">
            <text:p><text:s text:c="3"/>1,21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70" calcext:value-type="float">
            <text:p><text:s text:c="3"/>1,370</text:p>
          </table:table-cell>
          <table:table-cell table:style-name="ce100" office:value-type="float" office:value="1235" calcext:value-type="float">
            <text:p><text:s text:c="3"/>1,235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1314" calcext:value-type="float">
            <text:p><text:s text:c="3"/>1,314</text:p>
          </table:table-cell>
          <table:table-cell table:style-name="ce100" office:value-type="float" office:value="1186" calcext:value-type="float">
            <text:p><text:s text:c="3"/>1,186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778" calcext:value-type="float">
            <text:p><text:s text:c="3"/>2,778</text:p>
          </table:table-cell>
          <table:table-cell table:style-name="ce98" office:value-type="float" office:value="2529" calcext:value-type="float">
            <text:p><text:s text:c="3"/>2,529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696" calcext:value-type="float">
            <text:p><text:s text:c="3"/>2,696</text:p>
          </table:table-cell>
          <table:table-cell table:style-name="ce98" office:value-type="float" office:value="2452" calcext:value-type="float">
            <text:p><text:s text:c="3"/>2,452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79" calcext:value-type="float">
            <text:p><text:s text:c="3"/>179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78" calcext:value-type="float">
            <text:p><text:s text:c="3"/>1,378</text:p>
          </table:table-cell>
          <table:table-cell table:style-name="ce99" office:value-type="float" office:value="1307" calcext:value-type="float">
            <text:p><text:s text:c="3"/>1,30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348" calcext:value-type="float">
            <text:p><text:s text:c="3"/>1,348</text:p>
          </table:table-cell>
          <table:table-cell table:style-name="ce99" office:value-type="float" office:value="1279" calcext:value-type="float">
            <text:p><text:s text:c="3"/>1,27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00" calcext:value-type="float">
            <text:p><text:s text:c="3"/>1,400</text:p>
          </table:table-cell>
          <table:table-cell table:style-name="ce100" office:value-type="float" office:value="1222" calcext:value-type="float">
            <text:p><text:s text:c="3"/>1,222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348" calcext:value-type="float">
            <text:p><text:s text:c="3"/>1,348</text:p>
          </table:table-cell>
          <table:table-cell table:style-name="ce100" office:value-type="float" office:value="1173" calcext:value-type="float">
            <text:p><text:s text:c="3"/>1,173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134" calcext:value-type="float">
            <text:p><text:s text:c="3"/>3,134</text:p>
          </table:table-cell>
          <table:table-cell table:style-name="ce98" office:value-type="float" office:value="2925" calcext:value-type="float">
            <text:p><text:s text:c="3"/>2,925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51" calcext:value-type="float">
            <text:p><text:s text:c="3"/>151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3060" calcext:value-type="float">
            <text:p><text:s text:c="3"/>3,060</text:p>
          </table:table-cell>
          <table:table-cell table:style-name="ce98" office:value-type="float" office:value="2860" calcext:value-type="float">
            <text:p><text:s text:c="3"/>2,86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46" calcext:value-type="float">
            <text:p><text:s text:c="3"/>1,546</text:p>
          </table:table-cell>
          <table:table-cell table:style-name="ce99" office:value-type="float" office:value="1470" calcext:value-type="float">
            <text:p><text:s text:c="3"/>1,47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530" calcext:value-type="float">
            <text:p><text:s text:c="3"/>1,530</text:p>
          </table:table-cell>
          <table:table-cell table:style-name="ce99" office:value-type="float" office:value="1456" calcext:value-type="float">
            <text:p><text:s text:c="3"/>1,45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88" calcext:value-type="float">
            <text:p><text:s text:c="3"/>1,588</text:p>
          </table:table-cell>
          <table:table-cell table:style-name="ce100" office:value-type="float" office:value="1455" calcext:value-type="float">
            <text:p><text:s text:c="3"/>1,455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530" calcext:value-type="float">
            <text:p><text:s text:c="3"/>1,530</text:p>
          </table:table-cell>
          <table:table-cell table:style-name="ce100" office:value-type="float" office:value="1404" calcext:value-type="float">
            <text:p><text:s text:c="3"/>1,40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918" calcext:value-type="float">
            <text:p><text:s text:c="3"/>1,918</text:p>
          </table:table-cell>
          <table:table-cell table:style-name="ce98" office:value-type="float" office:value="1797" calcext:value-type="float">
            <text:p><text:s text:c="3"/>1,79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864" calcext:value-type="float">
            <text:p><text:s text:c="3"/>1,864</text:p>
          </table:table-cell>
          <table:table-cell table:style-name="ce98" office:value-type="float" office:value="1748" calcext:value-type="float">
            <text:p><text:s text:c="3"/>1,74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50" calcext:value-type="float">
            <text:p><text:s text:c="3"/>950</text:p>
          </table:table-cell>
          <table:table-cell table:style-name="ce99" office:value-type="float" office:value="918" calcext:value-type="float">
            <text:p><text:s text:c="3"/>918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932" calcext:value-type="float">
            <text:p><text:s text:c="3"/>932</text:p>
          </table:table-cell>
          <table:table-cell table:style-name="ce99" office:value-type="float" office:value="901" calcext:value-type="float">
            <text:p><text:s text:c="3"/>901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879" calcext:value-type="float">
            <text:p><text:s text:c="3"/>879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32" calcext:value-type="float">
            <text:p><text:s text:c="3"/>932</text:p>
          </table:table-cell>
          <table:table-cell table:style-name="ce100" office:value-type="float" office:value="847" calcext:value-type="float">
            <text:p><text:s text:c="3"/>847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964" calcext:value-type="float">
            <text:p><text:s text:c="3"/>2,964</text:p>
          </table:table-cell>
          <table:table-cell table:style-name="ce98" office:value-type="float" office:value="2801" calcext:value-type="float">
            <text:p><text:s text:c="3"/>2,801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886" calcext:value-type="float">
            <text:p><text:s text:c="3"/>2,886</text:p>
          </table:table-cell>
          <table:table-cell table:style-name="ce98" office:value-type="float" office:value="2731" calcext:value-type="float">
            <text:p><text:s text:c="3"/>2,731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59" calcext:value-type="float">
            <text:p><text:s text:c="3"/>1,459</text:p>
          </table:table-cell>
          <table:table-cell table:style-name="ce99" office:value-type="float" office:value="1405" calcext:value-type="float">
            <text:p><text:s text:c="3"/>1,40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43" calcext:value-type="float">
            <text:p><text:s text:c="3"/>1,443</text:p>
          </table:table-cell>
          <table:table-cell table:style-name="ce99" office:value-type="float" office:value="1392" calcext:value-type="float">
            <text:p><text:s text:c="3"/>1,39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505" calcext:value-type="float">
            <text:p><text:s text:c="3"/>1,505</text:p>
          </table:table-cell>
          <table:table-cell table:style-name="ce100" office:value-type="float" office:value="1396" calcext:value-type="float">
            <text:p><text:s text:c="3"/>1,396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443" calcext:value-type="float">
            <text:p><text:s text:c="3"/>1,443</text:p>
          </table:table-cell>
          <table:table-cell table:style-name="ce100" office:value-type="float" office:value="1339" calcext:value-type="float">
            <text:p><text:s text:c="3"/>1,339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632" calcext:value-type="float">
            <text:p><text:s text:c="3"/>6,632</text:p>
          </table:table-cell>
          <table:table-cell table:style-name="ce98" office:value-type="float" office:value="6167" calcext:value-type="float">
            <text:p><text:s text:c="3"/>6,167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319" calcext:value-type="float">
            <text:p><text:s text:c="3"/>319</text:p>
          </table:table-cell>
          <table:table-cell table:style-name="ce98" office:value-type="float" office:value="269" calcext:value-type="float">
            <text:p><text:s text:c="3"/>269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6510" calcext:value-type="float">
            <text:p><text:s text:c="3"/>6,510</text:p>
          </table:table-cell>
          <table:table-cell table:style-name="ce98" office:value-type="float" office:value="6049" calcext:value-type="float">
            <text:p><text:s text:c="3"/>6,049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315" calcext:value-type="float">
            <text:p><text:s text:c="3"/>315</text:p>
          </table:table-cell>
          <table:table-cell table:style-name="ce98" office:value-type="float" office:value="265" calcext:value-type="float">
            <text:p><text:s text:c="3"/>265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293" calcext:value-type="float">
            <text:p><text:s text:c="3"/>3,293</text:p>
          </table:table-cell>
          <table:table-cell table:style-name="ce99" office:value-type="float" office:value="3170" calcext:value-type="float">
            <text:p><text:s text:c="3"/>3,17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255" calcext:value-type="float">
            <text:p><text:s text:c="3"/>3,255</text:p>
          </table:table-cell>
          <table:table-cell table:style-name="ce99" office:value-type="float" office:value="3134" calcext:value-type="float">
            <text:p><text:s text:c="3"/>3,13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339" calcext:value-type="float">
            <text:p><text:s text:c="3"/>3,339</text:p>
          </table:table-cell>
          <table:table-cell table:style-name="ce100" office:value-type="float" office:value="2997" calcext:value-type="float">
            <text:p><text:s text:c="3"/>2,997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00" office:value-type="float" office:value="226" calcext:value-type="float">
            <text:p><text:s text:c="3"/>22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255" calcext:value-type="float">
            <text:p><text:s text:c="3"/>3,255</text:p>
          </table:table-cell>
          <table:table-cell table:style-name="ce100" office:value-type="float" office:value="2915" calcext:value-type="float">
            <text:p><text:s text:c="3"/>2,915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30" calcext:value-type="float">
            <text:p><text:s text:c="3"/>230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72" calcext:value-type="float">
            <text:p><text:s text:c="3"/>672</text:p>
          </table:table-cell>
          <table:table-cell table:style-name="ce101" office:value-type="float" office:value="631" calcext:value-type="float">
            <text:p><text:s text:c="3"/>63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62" calcext:value-type="float">
            <text:p><text:s text:c="3"/>662</text:p>
          </table:table-cell>
          <table:table-cell table:style-name="ce101" office:value-type="float" office:value="621" calcext:value-type="float">
            <text:p><text:s text:c="3"/>62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31" calcext:value-type="float">
            <text:p><text:s text:c="3"/>331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7" calcext:value-type="float">
            <text:p><text:s text:c="3"/>337</text:p>
          </table:table-cell>
          <table:table-cell table:style-name="ce102" office:value-type="float" office:value="303" calcext:value-type="float">
            <text:p><text:s text:c="3"/>30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1" calcext:value-type="float">
            <text:p><text:s text:c="3"/>331</text:p>
          </table:table-cell>
          <table:table-cell table:style-name="ce102" office:value-type="float" office:value="297" calcext:value-type="float">
            <text:p><text:s text:c="3"/>29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2" calcext:value-type="float">
            <text:p><text:s text:c="3"/>482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72" calcext:value-type="float">
            <text:p><text:s text:c="3"/>472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98" calcext:value-type="float">
            <text:p><text:s text:c="3"/>1,098</text:p>
          </table:table-cell>
          <table:table-cell table:style-name="ce101" office:value-type="float" office:value="1014" calcext:value-type="float">
            <text:p><text:s text:c="3"/>1,014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080" calcext:value-type="float">
            <text:p><text:s text:c="3"/>1,080</text:p>
          </table:table-cell>
          <table:table-cell table:style-name="ce101" office:value-type="float" office:value="996" calcext:value-type="float">
            <text:p><text:s text:c="3"/>996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44" calcext:value-type="float">
            <text:p><text:s text:c="3"/>544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40" calcext:value-type="float">
            <text:p><text:s text:c="3"/>540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02" office:value-type="float" office:value="498" calcext:value-type="float">
            <text:p><text:s text:c="3"/>498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40" calcext:value-type="float">
            <text:p><text:s text:c="3"/>540</text:p>
          </table:table-cell>
          <table:table-cell table:style-name="ce102" office:value-type="float" office:value="484" calcext:value-type="float">
            <text:p><text:s text:c="3"/>48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0" calcext:value-type="float">
            <text:p><text:s text:c="3"/>400</text:p>
          </table:table-cell>
          <table:table-cell table:style-name="ce101" office:value-type="float" office:value="367" calcext:value-type="float">
            <text:p><text:s text:c="3"/>367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32" calcext:value-type="float">
            <text:p><text:s text:c="3"/>632</text:p>
          </table:table-cell>
          <table:table-cell table:style-name="ce103" office:value-type="float" office:value="574" calcext:value-type="float">
            <text:p><text:s text:c="3"/>57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624" calcext:value-type="float">
            <text:p><text:s text:c="3"/>624</text:p>
          </table:table-cell>
          <table:table-cell table:style-name="ce101" office:value-type="float" office:value="566" calcext:value-type="float">
            <text:p><text:s text:c="3"/>566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8" calcext:value-type="float">
            <text:p><text:s text:c="3"/>318</text:p>
          </table:table-cell>
          <table:table-cell table:style-name="ce102" office:value-type="float" office:value="273" calcext:value-type="float">
            <text:p><text:s text:c="3"/>27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267" calcext:value-type="float">
            <text:p><text:s text:c="3"/>26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83" calcext:value-type="float">
            <text:p><text:s text:c="3"/>38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375" calcext:value-type="float">
            <text:p><text:s text:c="3"/>37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1" calcext:value-type="float">
            <text:p><text:s text:c="3"/>211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94" calcext:value-type="float">
            <text:p><text:s text:c="3"/>794</text:p>
          </table:table-cell>
          <table:table-cell table:style-name="ce101" office:value-type="float" office:value="732" calcext:value-type="float">
            <text:p><text:s text:c="3"/>73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80" calcext:value-type="float">
            <text:p><text:s text:c="3"/>780</text:p>
          </table:table-cell>
          <table:table-cell table:style-name="ce101" office:value-type="float" office:value="719" calcext:value-type="float">
            <text:p><text:s text:c="3"/>719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369" calcext:value-type="float">
            <text:p><text:s text:c="3"/>36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8" calcext:value-type="float">
            <text:p><text:s text:c="3"/>398</text:p>
          </table:table-cell>
          <table:table-cell table:style-name="ce102" office:value-type="float" office:value="358" calcext:value-type="float">
            <text:p><text:s text:c="3"/>358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02" office:value-type="float" office:value="350" calcext:value-type="float">
            <text:p><text:s text:c="3"/>35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96" calcext:value-type="float">
            <text:p><text:s text:c="3"/>9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94" calcext:value-type="float">
            <text:p><text:s text:c="3"/>9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9" calcext:value-type="float">
            <text:p><text:s text:c="3"/>4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7" calcext:value-type="float">
            <text:p><text:s text:c="3"/>47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47" calcext:value-type="float">
            <text:p><text:s text:c="3"/>47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7" calcext:value-type="float">
            <text:p><text:s text:c="3"/>47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6" calcext:value-type="float">
            <text:p><text:s text:c="3"/>486</text:p>
          </table:table-cell>
          <table:table-cell table:style-name="ce101" office:value-type="float" office:value="451" calcext:value-type="float">
            <text:p><text:s text:c="3"/>45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76" calcext:value-type="float">
            <text:p><text:s text:c="3"/>476</text:p>
          </table:table-cell>
          <table:table-cell table:style-name="ce101" office:value-type="float" office:value="441" calcext:value-type="float">
            <text:p><text:s text:c="3"/>44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4" calcext:value-type="float">
            <text:p><text:s text:c="3"/>244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number-columns-repeated="2" table:style-name="ce9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number-columns-repeated="2" table:style-name="ce9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3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68838" calcext:value-type="float">
            <text:p><text:s text:c="3"/>68,838</text:p>
          </table:table-cell>
          <table:table-cell table:style-name="ce35" office:value-type="float" office:value="63270" calcext:value-type="float">
            <text:p><text:s text:c="3"/>63,270</text:p>
          </table:table-cell>
          <table:table-cell table:style-name="ce35" office:value-type="float" office:value="63250" calcext:value-type="float">
            <text:p><text:s text:c="3"/>63,250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966" calcext:value-type="float">
            <text:p><text:s text:c="3"/>1,966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1668" calcext:value-type="float">
            <text:p><text:s text:c="3"/>1,668</text:p>
          </table:table-cell>
          <table:table-cell table:style-name="ce35" office:value-type="float" office:value="350" calcext:value-type="float">
            <text:p><text:s text:c="3"/>35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5" office:value-type="float" office:value="3252" calcext:value-type="float">
            <text:p><text:s text:c="3"/>3,252</text:p>
          </table:table-cell>
          <table:table-cell table:style-name="ce35" office:value-type="float" office:value="426" calcext:value-type="float">
            <text:p><text:s text:c="3"/>426</text:p>
          </table:table-cell>
          <table:table-cell table:style-name="ce35" office:value-type="float" office:value="2826" calcext:value-type="float">
            <text:p><text:s text:c="3"/>2,826</text:p>
          </table:table-cell>
          <table:table-cell table:style-name="ce35" office:value-type="float" office:value="2172" calcext:value-type="float">
            <text:p><text:s text:c="3"/>2,172</text:p>
          </table:table-cell>
          <table:table-cell table:style-name="ce35" office:value-type="float" office:value="419" calcext:value-type="float">
            <text:p><text:s text:c="3"/>419</text:p>
          </table:table-cell>
          <table:table-cell table:style-name="ce35" office:value-type="float" office:value="1753" calcext:value-type="float">
            <text:p><text:s text:c="3"/>1,753</text:p>
          </table:table-cell>
          <table:table-cell table:style-name="ce35" office:value-type="float" office:value="1080" calcext:value-type="float">
            <text:p><text:s text:c="3"/>1,08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73" calcext:value-type="float">
            <text:p><text:s text:c="3"/>1,073</text:p>
          </table:table-cell>
          <table:table-cell table:style-name="ce35" office:value-type="float" office:value="67260" calcext:value-type="float">
            <text:p><text:s text:c="3"/>67,260</text:p>
          </table:table-cell>
          <table:table-cell table:style-name="ce35" office:value-type="float" office:value="61799" calcext:value-type="float">
            <text:p><text:s text:c="3"/>61,799</text:p>
          </table:table-cell>
          <table:table-cell table:style-name="ce35" office:value-type="float" office:value="61779" calcext:value-type="float">
            <text:p><text:s text:c="3"/>61,779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962" calcext:value-type="float">
            <text:p><text:s text:c="3"/>1,962</text:p>
          </table:table-cell>
          <table:table-cell table:style-name="ce35" office:value-type="float" office:value="294" calcext:value-type="float">
            <text:p><text:s text:c="3"/>294</text:p>
          </table:table-cell>
          <table:table-cell table:style-name="ce35" office:value-type="float" office:value="1668" calcext:value-type="float">
            <text:p><text:s text:c="3"/>1,668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99" calcext:value-type="float">
            <text:p><text:s text:c="3"/>299</text:p>
          </table:table-cell>
          <table:table-cell table:style-name="ce35" office:value-type="float" office:value="3175" calcext:value-type="float">
            <text:p><text:s text:c="3"/>3,175</text:p>
          </table:table-cell>
          <table:table-cell table:style-name="ce35" office:value-type="float" office:value="424" calcext:value-type="float">
            <text:p><text:s text:c="3"/>424</text:p>
          </table:table-cell>
          <table:table-cell table:style-name="ce35" office:value-type="float" office:value="2751" calcext:value-type="float">
            <text:p><text:s text:c="3"/>2,751</text:p>
          </table:table-cell>
          <table:table-cell table:style-name="ce35" office:value-type="float" office:value="2128" calcext:value-type="float">
            <text:p><text:s text:c="3"/>2,128</text:p>
          </table:table-cell>
          <table:table-cell table:style-name="ce35" office:value-type="float" office:value="417" calcext:value-type="float">
            <text:p><text:s text:c="3"/>417</text:p>
          </table:table-cell>
          <table:table-cell table:style-name="ce35" office:value-type="float" office:value="1711" calcext:value-type="float">
            <text:p><text:s text:c="3"/>1,711</text:p>
          </table:table-cell>
          <table:table-cell table:style-name="ce35" office:value-type="float" office:value="1047" calcext:value-type="float">
            <text:p><text:s text:c="3"/>1,047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40" calcext:value-type="float">
            <text:p><text:s text:c="3"/>1,040</text:p>
          </table:table-cell>
          <table:table-cell table:style-name="ce35" office:value-type="float" office:value="1578" calcext:value-type="float">
            <text:p><text:s text:c="3"/>1,578</text:p>
          </table:table-cell>
          <table:table-cell table:number-columns-repeated="2" table:style-name="ce35" office:value-type="float" office:value="1471" calcext:value-type="float">
            <text:p><text:s text:c="3"/>1,47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4112" calcext:value-type="float">
            <text:p><text:s text:c="3"/>34,112</text:p>
          </table:table-cell>
          <table:table-cell table:style-name="ce36" office:value-type="float" office:value="32323" calcext:value-type="float">
            <text:p><text:s text:c="3"/>32,323</text:p>
          </table:table-cell>
          <table:table-cell table:style-name="ce36" office:value-type="float" office:value="32307" calcext:value-type="float">
            <text:p><text:s text:c="3"/>32,307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1226" calcext:value-type="float">
            <text:p><text:s text:c="3"/>1,226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199" calcext:value-type="float">
            <text:p><text:s text:c="3"/>1,199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839" calcext:value-type="float">
            <text:p><text:s text:c="3"/>83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833" calcext:value-type="float">
            <text:p><text:s text:c="3"/>833</text:p>
          </table:table-cell>
          <table:table-cell table:style-name="ce36" office:value-type="float" office:value="33630" calcext:value-type="float">
            <text:p><text:s text:c="3"/>33,630</text:p>
          </table:table-cell>
          <table:table-cell table:style-name="ce36" office:value-type="float" office:value="31889" calcext:value-type="float">
            <text:p><text:s text:c="3"/>31,889</text:p>
          </table:table-cell>
          <table:table-cell table:style-name="ce36" office:value-type="float" office:value="31873" calcext:value-type="float">
            <text:p><text:s text:c="3"/>31,87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26" calcext:value-type="float">
            <text:p><text:s text:c="3"/>126</text:p>
          </table:table-cell>
          <table:table-cell table:style-name="ce36" office:value-type="float" office:value="1190" calcext:value-type="float">
            <text:p><text:s text:c="3"/>1,19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163" calcext:value-type="float">
            <text:p><text:s text:c="3"/>1,163</text:p>
          </table:table-cell>
          <table:table-cell table:style-name="ce36" office:value-type="float" office:value="373" calcext:value-type="float">
            <text:p><text:s text:c="3"/>37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817" calcext:value-type="float">
            <text:p><text:s text:c="3"/>81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811" calcext:value-type="float">
            <text:p><text:s text:c="3"/>811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number-columns-repeated="2" table:style-name="ce36" office:value-type="float" office:value="434" calcext:value-type="float">
            <text:p><text:s text:c="3"/>434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34726" calcext:value-type="float">
            <text:p><text:s text:c="3"/>34,726</text:p>
          </table:table-cell>
          <table:table-cell table:style-name="ce36" office:value-type="float" office:value="30947" calcext:value-type="float">
            <text:p><text:s text:c="3"/>30,947</text:p>
          </table:table-cell>
          <table:table-cell table:style-name="ce36" office:value-type="float" office:value="30943" calcext:value-type="float">
            <text:p><text:s text:c="3"/>30,94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553" calcext:value-type="float">
            <text:p><text:s text:c="3"/>1,553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1280" calcext:value-type="float">
            <text:p><text:s text:c="3"/>1,280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2026" calcext:value-type="float">
            <text:p><text:s text:c="3"/>2,026</text:p>
          </table:table-cell>
          <table:table-cell table:style-name="ce36" office:value-type="float" office:value="399" calcext:value-type="float">
            <text:p><text:s text:c="3"/>399</text:p>
          </table:table-cell>
          <table:table-cell table:style-name="ce36" office:value-type="float" office:value="1627" calcext:value-type="float">
            <text:p><text:s text:c="3"/>1,627</text:p>
          </table:table-cell>
          <table:table-cell table:style-name="ce36" office:value-type="float" office:value="1785" calcext:value-type="float">
            <text:p><text:s text:c="3"/>1,785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1387" calcext:value-type="float">
            <text:p><text:s text:c="3"/>1,387</text:p>
          </table:table-cell>
          <table:table-cell table:style-name="ce36" office:value-type="float" office:value="241" calcext:value-type="float">
            <text:p><text:s text:c="3"/>2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33630" calcext:value-type="float">
            <text:p><text:s text:c="3"/>33,630</text:p>
          </table:table-cell>
          <table:table-cell table:style-name="ce36" office:value-type="float" office:value="29910" calcext:value-type="float">
            <text:p><text:s text:c="3"/>29,910</text:p>
          </table:table-cell>
          <table:table-cell table:style-name="ce36" office:value-type="float" office:value="29906" calcext:value-type="float">
            <text:p><text:s text:c="3"/>29,90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549" calcext:value-type="float">
            <text:p><text:s text:c="3"/>1,549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1280" calcext:value-type="float">
            <text:p><text:s text:c="3"/>1,280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3" calcext:value-type="float">
            <text:p><text:s text:c="3"/>173</text:p>
          </table:table-cell>
          <table:table-cell table:style-name="ce36" office:value-type="float" office:value="1985" calcext:value-type="float">
            <text:p><text:s text:c="3"/>1,985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1588" calcext:value-type="float">
            <text:p><text:s text:c="3"/>1,588</text:p>
          </table:table-cell>
          <table:table-cell table:style-name="ce36" office:value-type="float" office:value="1755" calcext:value-type="float">
            <text:p><text:s text:c="3"/>1,755</text:p>
          </table:table-cell>
          <table:table-cell table:style-name="ce36" office:value-type="float" office:value="396" calcext:value-type="float">
            <text:p><text:s text:c="3"/>396</text:p>
          </table:table-cell>
          <table:table-cell table:style-name="ce36" office:value-type="float" office:value="1359" calcext:value-type="float">
            <text:p><text:s text:c="3"/>1,359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1096" calcext:value-type="float">
            <text:p><text:s text:c="3"/>1,096</text:p>
          </table:table-cell>
          <table:table-cell table:number-columns-repeated="2" table:style-name="ce36" office:value-type="float" office:value="1037" calcext:value-type="float">
            <text:p><text:s text:c="3"/>1,03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